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3830"/>
    </style:style>
    <style:style style:name="P2" style:family="paragraph" style:parent-style-name="Subtitle">
      <style:text-properties officeooo:rsid="00163830" officeooo:paragraph-rsid="00163830"/>
    </style:style>
    <style:style style:name="P3" style:family="paragraph" style:parent-style-name="Title">
      <style:text-properties officeooo:rsid="00163830" officeooo:paragraph-rsid="00163830"/>
    </style:style>
    <style:style style:name="T1" style:family="text">
      <style:text-properties officeooo:rsid="0016383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3830" style:font-weight-asian="bold" style:font-weight-complex="bold"/>
    </style:style>
    <style:style style:name="T4" style:family="text">
      <style:text-properties fo:color="#81d41a"/>
    </style:style>
    <style:style style:name="T5" style:family="text">
      <style:text-properties fo:color="#81d41a" fo:font-weight="bold" style:font-weight-asian="bold" style:font-weight-complex="bold"/>
    </style:style>
    <style:style style:name="T6" style:family="text">
      <style:text-properties fo:color="#81d41a" fo:font-weight="bold" officeooo:rsid="0016383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tarting anaconda in <text:s/>ubuntu</text:p>
      <text:p text:style-name="P2">date:7-April-2020</text:p>
      <text:p text:style-name="Standard"><text:span text:style-name="T4">ahsankhan@ahsankhan:~/softwares/anaconda3/bin$</text:span> <text:span text:style-name="T2">source ~/.bashrc</text:span></text:p>
      <text:p text:style-name="Standard"><text:span text:style-name="T2"/></text:p>
      <text:p text:style-name="Standard"><text:span text:style-name="T2"/></text:p>
      <text:p text:style-name="P1"><text:span text:style-name="T5">ahsankhan@ahsankhan:~/softwares/anaconda3/bin$</text:span><text:span text:style-name="T2"> <text:s text:c="3"/></text:span><text:span text:style-name="T3">export PATH=/home/ahsankhan/anaconda3/bin:$Path</text:span></text:p>
      <text:p text:style-name="P1"><text:span text:style-name="T3"/></text:p>
      <text:p text:style-name="P1"><text:span text:style-name="T6">ahsankhan@ahsankhan:~/softwares/anaconda3/bin$</text:span><text:span text:style-name="T3"> <text:s text:c="3"/>conda –version</text:span></text:p>
      <text:p text:style-name="P1"><text:span text:style-name="T3"/></text:p>
      <text:p text:style-name="P1"><text:span text:style-name="T3"/></text:p>
      <text:p text:style-name="P1"><text:span text:style-name="T6">ahsankhan@ahsankhan:~/softwares/anaconda3/bin$</text:span><text:span text:style-name="T3"> <text:s text:c="3"/>anaconda-naviga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7T21:53:52.776669439</meta:creation-date>
    <dc:date>2020-04-07T22:01:04.829090874</dc:date>
    <meta:editing-duration>PT7M14S</meta:editing-duration>
    <meta:editing-cycles>1</meta:editing-cycles>
    <meta:document-statistic meta:table-count="0" meta:image-count="0" meta:object-count="0" meta:page-count="1" meta:paragraph-count="6" meta:word-count="16" meta:character-count="337" meta:non-whitespace-character-count="317"/>
    <meta:generator>LibreOffice/6.4.2.2$Linux_X86_64 LibreOffice_project/470efa65018866d4eccd0320fc85de07297c8d71</meta:generator>
  </office:meta>
</office:document-meta>
</file>